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5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1.A3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표1.B3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표2" style:family="table">
      <style:table-properties style:width="18.494cm" fo:margin-left="-0.191cm" fo:margin-top="0cm" fo:margin-bottom="0cm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3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4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15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1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9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주간 진행 보고서</text:p>
      <text:p text:style-name="P3">2023.04.03 ~ 2023.04.09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1.B1" office:value-type="string">
            <text:p text:style-name="P6">2023-04-20</text:p>
            <text:list xml:id="list7510879101044952454" text:style-name="L1">
              <text:list-item>
                <text:p text:style-name="P15">회원가입 입력사항 정규표현식 생성하여 프론트 에적용</text:p>
              </text:list-item>
              <text:list-item>
                <text:p text:style-name="P15">비밀번호 확인 기능 프론트에 적용</text:p>
              </text:list-item>
              <text:list-item>
                <text:p text:style-name="P15">회원가입 form UI 초안 생성</text:p>
              </text:list-item>
            </text:list>
            <text:p text:style-name="P8"/>
            <text:p text:style-name="P8">2023-04-21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<text:span text:style-name="T3">미 진행 &amp; 문제</text:span></text:p>
            <text:list xml:id="list5369143226892877950" text:style-name="L2">
              <text:list-item>
                <text:p text:style-name="P13">아이디 중복 확인 팝업</text:p>
              </text:list-item>
              <text:list-item>
                <text:p text:style-name="P13">MemberController 아이디 중복 확인 기능 만들기</text:p>
              </text:list-item>
              <text:list-item>
                <text:p text:style-name="P19"><text:span text:style-name="T1">MemberDAO &amp; MemberController <text:s text:c="2"/></text:span><text:span text:style-name="T2">회원 정보 입력생성</text:span></text:p>
                <text:p text:style-name="P19"><text:span text:style-name="T1"/></text:p>
              </text:list-item>
            </text:list>
            <text:p text:style-name="P6"/>
          </table:table-cell>
        </table:table-row>
        <table:table-row table:style-name="표1.2">
          <table:table-cell table:style-name="표1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1.B1" office:value-type="string">
            <text:p text:style-name="P7"/>
            <text:list xml:id="list8472401277104612076" text:style-name="L3">
              <text:list-item>
                <text:p text:style-name="P14">MemberDAO &amp; MemberController <text:s/>RUD 생성</text:p>
              </text:list-item>
              <text:list-item>
                <text:p text:style-name="P14">전화번호 인증 API</text:p>
              </text:list-item>
              <text:list-item>
                <text:p text:style-name="P16">회원가입 반응형 적용</text:p>
              </text:list-item>
              <text:list-item>
                <text:p text:style-name="P16">마이페이지 프로필 프론트 생성</text:p>
              </text:list-item>
            </text:list>
            <text:p text:style-name="P9"/>
          </table:table-cell>
        </table:table-row>
        <text:soft-page-break/>
        <table:table-row table:style-name="표1.2">
          <table:table-cell table:style-name="표1.A3" office:value-type="string">
            <text:p text:style-name="P10"/>
          </table:table-cell>
          <table:table-cell table:style-name="표1.B3" office:value-type="string">
            <text:p text:style-name="P7"/>
          </table:table-cell>
        </table:table-row>
      </table:table>
      <text:p text:style-name="P1"/>
      <text:p text:style-name="P2"/>
      <text:p text:style-name="P11">주간 진행 보고서</text:p>
      <text:p text:style-name="P3">2023.. ~ 2023..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2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2.2">
          <table:table-cell table:style-name="표2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1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0">주</text:p>
            <text:p text:style-name="P10">간</text:p>
            <text:p text:style-name="P10">진</text:p>
            <text:p text:style-name="P10">행</text:p>
            <text:p text:style-name="P10">사</text:p>
            <text:p text:style-name="P10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0">다</text:p>
            <text:p text:style-name="P10">음</text:p>
            <text:p text:style-name="P10">주</text:p>
            <text:p text:style-name="P10">진</text:p>
            <text:p text:style-name="P10">행</text:p>
            <text:p text:style-name="P10">계</text:p>
            <text:p text:style-name="P10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23</meta:editing-cycles>
    <meta:creation-date>2023-04-03T02:48:00</meta:creation-date>
    <dc:date>2023-04-21T17:48:41.37</dc:date>
    <meta:editing-duration>PT12M58S</meta:editing-duration>
    <meta:generator>OpenOffice/4.1.13$Win32 OpenOffice.org_project/4113m1$Build-9810</meta:generator>
    <meta:document-statistic meta:table-count="3" meta:image-count="0" meta:object-count="0" meta:page-count="4" meta:paragraph-count="90" meta:word-count="306" meta:character-count="7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